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3" office:value-type="string" calcext:value-type="string">
            <text:p>Дължина</text:p>
          </table:table-cell>
          <table:table-cell table:style-name="ce3" office:value-type="string" calcext:value-type="string">
            <text:p>Ширина</text:p>
          </table:table-cell>
          <table:table-cell table:style-name="ce3" office:value-type="string" calcext:value-type="string">
            <text:p>Брой</text:p>
          </table:table-cell>
          <table:table-cell table:style-name="ce3" office:value-type="string" calcext:value-type="string">
            <text:p>Фладер</text:p>
          </table:table-cell>
          <table:table-cell office:value-type="string" calcext:value-type="string">
            <text:p>Кант дълга</text:p>
          </table:table-cell>
          <table:table-cell office:value-type="string" calcext:value-type="string">
            <text:p>Кант къса</text:p>
          </table:table-cell>
          <table:table-cell office:value-type="string" calcext:value-type="string">
            <text:p>Кант дебелина</text:p>
          </table:table-cell>
          <table:table-cell table:style-name="Default" office:value-type="string" calcext:value-type="string">
            <text:p>Панти</text:p>
          </table:table-cell>
          <table:table-cell office:value-type="string" calcext:value-type="string">
            <text:p>Панти страна</text:p>
          </table:table-cell>
          <table:table-cell table:style-name="ce3" office:value-type="string" calcext:value-type="string">
            <text:p>Кант Горе</text:p>
          </table:table-cell>
          <table:table-cell table:style-name="ce3" office:value-type="string" calcext:value-type="string">
            <text:p>Кант Долу</text:p>
          </table:table-cell>
          <table:table-cell table:style-name="ce3" office:value-type="string" calcext:value-type="string">
            <text:p>Кант Ляво</text:p>
          </table:table-cell>
          <table:table-cell table:style-name="ce3" office:value-type="string" calcext:value-type="string">
            <text:p>Кант Дясно</text:p>
          </table:table-cell>
          <table:table-cell table:style-name="ce3" office:value-type="string" calcext:value-type="string">
            <text:p>Панти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2]&gt;0;IF([.B2]&gt;[.C2];[.K2]+[.L2];[.M2]+[.N2])/[.H2];0)" office:value-type="float" office:value="0" calcext:value-type="float">
            <text:p>0</text:p>
          </table:table-cell>
          <table:table-cell table:formula="of:=IF([.H2]&gt;0;IF([.B2]&lt;[.C2];[.K2]+[.L2];[.M2]+[.N2])/[.H2];0)" office:value-type="float" office:value="1" calcext:value-type="float">
            <text:p>1</text:p>
          </table:table-cell>
          <table:table-cell table:formula="of:=INDEX([.K2:.N2];MATCH(1;INDEX(([.K2:.N2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3]&gt;0;IF([.B3]&gt;[.C3];[.K3]+[.L3];[.M3]+[.N3])/[.H3];0)" office:value-type="float" office:value="0" calcext:value-type="float">
            <text:p>0</text:p>
          </table:table-cell>
          <table:table-cell table:formula="of:=IF([.H3]&gt;0;IF([.B3]&lt;[.C3];[.K3]+[.L3];[.M3]+[.N3])/[.H3];0)" office:value-type="float" office:value="1" calcext:value-type="float">
            <text:p>1</text:p>
          </table:table-cell>
          <table:table-cell table:formula="of:=INDEX([.K3:.N3];MATCH(1;INDEX(([.K3:.N3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4]&gt;0;IF([.B4]&gt;[.C4];[.K4]+[.L4];[.M4]+[.N4])/[.H4];0)" office:value-type="float" office:value="0" calcext:value-type="float">
            <text:p>0</text:p>
          </table:table-cell>
          <table:table-cell table:formula="of:=IF([.H4]&gt;0;IF([.B4]&lt;[.C4];[.K4]+[.L4];[.M4]+[.N4])/[.H4];0)" office:value-type="float" office:value="1" calcext:value-type="float">
            <text:p>1</text:p>
          </table:table-cell>
          <table:table-cell table:formula="of:=INDEX([.K4:.N4];MATCH(1;INDEX(([.K4:.N4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formula="of:=IF([.H5]&gt;0;IF([.B5]&gt;[.C5];[.K5]+[.L5];[.M5]+[.N5])/[.H5];0)" office:value-type="float" office:value="1" calcext:value-type="float">
            <text:p>1</text:p>
          </table:table-cell>
          <table:table-cell table:formula="of:=IF([.H5]&gt;0;IF([.B5]&lt;[.C5];[.K5]+[.L5];[.M5]+[.N5])/[.H5];0)" office:value-type="float" office:value="0" calcext:value-type="float">
            <text:p>0</text:p>
          </table:table-cell>
          <table:table-cell table:formula="of:=INDEX([.K5:.N5];MATCH(1;INDEX(([.K5:.N5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H6]&gt;0;IF([.B6]&gt;[.C6];[.K6]+[.L6];[.M6]+[.N6])/[.H6];0)" office:value-type="float" office:value="1" calcext:value-type="float">
            <text:p>1</text:p>
          </table:table-cell>
          <table:table-cell table:formula="of:=IF([.H6]&gt;0;IF([.B6]&lt;[.C6];[.K6]+[.L6];[.M6]+[.N6])/[.H6];0)" office:value-type="float" office:value="0" calcext:value-type="float">
            <text:p>0</text:p>
          </table:table-cell>
          <table:table-cell table:formula="of:=INDEX([.K6:.N6];MATCH(1;INDEX(([.K6:.N6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6" calcext:value-type="float">
            <text:p>40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formula="of:=IF([.H7]&gt;0;IF([.B7]&gt;[.C7];[.K7]+[.L7];[.M7]+[.N7])/[.H7];0)" office:value-type="float" office:value="1" calcext:value-type="float">
            <text:p>1</text:p>
          </table:table-cell>
          <table:table-cell table:formula="of:=IF([.H7]&gt;0;IF([.B7]&lt;[.C7];[.K7]+[.L7];[.M7]+[.N7])/[.H7];0)" office:value-type="float" office:value="0" calcext:value-type="float">
            <text:p>0</text:p>
          </table:table-cell>
          <table:table-cell table:formula="of:=INDEX([.K7:.N7];MATCH(1;INDEX(([.K7:.N7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√</text:p>
          </table:table-cell>
          <table:table-cell table:formula="of:=IF([.H8]&gt;0;IF([.B8]&gt;[.C8];[.K8]+[.L8];[.M8]+[.N8])/[.H8];0)" office:value-type="float" office:value="1" calcext:value-type="float">
            <text:p>1</text:p>
          </table:table-cell>
          <table:table-cell table:formula="of:=IF([.H8]&gt;0;IF([.B8]&lt;[.C8];[.K8]+[.L8];[.M8]+[.N8])/[.H8];0)" office:value-type="float" office:value="0" calcext:value-type="float">
            <text:p>0</text:p>
          </table:table-cell>
          <table:table-cell table:formula="of:=INDEX([.K8:.N8];MATCH(1;INDEX(([.K8:.N8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√</text:p>
          </table:table-cell>
          <table:table-cell table:formula="of:=IF([.H9]&gt;0;IF([.B9]&gt;[.C9];[.K9]+[.L9];[.M9]+[.N9])/[.H9];0)" office:value-type="float" office:value="1" calcext:value-type="float">
            <text:p>1</text:p>
          </table:table-cell>
          <table:table-cell table:formula="of:=IF([.H9]&gt;0;IF([.B9]&lt;[.C9];[.K9]+[.L9];[.M9]+[.N9])/[.H9];0)" office:value-type="float" office:value="0" calcext:value-type="float">
            <text:p>0</text:p>
          </table:table-cell>
          <table:table-cell table:formula="of:=INDEX([.K9:.N9];MATCH(1;INDEX(([.K9:.N9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2" calcext:value-type="float">
            <text:p>422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√</text:p>
          </table:table-cell>
          <table:table-cell table:formula="of:=IF([.H10]&gt;0;IF([.B10]&gt;[.C10];[.K10]+[.L10];[.M10]+[.N10])/[.H10];0)" office:value-type="float" office:value="1" calcext:value-type="float">
            <text:p>1</text:p>
          </table:table-cell>
          <table:table-cell table:formula="of:=IF([.H10]&gt;0;IF([.B10]&lt;[.C10];[.K10]+[.L10];[.M10]+[.N10])/[.H10];0)" office:value-type="float" office:value="0" calcext:value-type="float">
            <text:p>0</text:p>
          </table:table-cell>
          <table:table-cell table:formula="of:=INDEX([.K10:.N10];MATCH(1;INDEX(([.K10:.N10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office:value-type="float" office:value="338" calcext:value-type="float">
            <text:p>3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√</text:p>
          </table:table-cell>
          <table:table-cell table:formula="of:=IF([.H11]&gt;0;IF([.B11]&gt;[.C11];[.K11]+[.L11];[.M11]+[.N11])/[.H11];0)" office:value-type="float" office:value="1" calcext:value-type="float">
            <text:p>1</text:p>
          </table:table-cell>
          <table:table-cell table:formula="of:=IF([.H11]&gt;0;IF([.B11]&lt;[.C11];[.K11]+[.L11];[.M11]+[.N11])/[.H11];0)" office:value-type="float" office:value="0" calcext:value-type="float">
            <text:p>0</text:p>
          </table:table-cell>
          <table:table-cell table:formula="of:=INDEX([.K11:.N11];MATCH(1;INDEX(([.K11:.N11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" calcext:value-type="float">
            <text:p>46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√</text:p>
          </table:table-cell>
          <table:table-cell table:formula="of:=IF([.H12]&gt;0;IF([.B12]&gt;[.C12];[.K12]+[.L12];[.M12]+[.N12])/[.H12];0)" office:value-type="float" office:value="1" calcext:value-type="float">
            <text:p>1</text:p>
          </table:table-cell>
          <table:table-cell table:formula="of:=IF([.H12]&gt;0;IF([.B12]&lt;[.C12];[.K12]+[.L12];[.M12]+[.N12])/[.H12];0)" office:value-type="float" office:value="0" calcext:value-type="float">
            <text:p>0</text:p>
          </table:table-cell>
          <table:table-cell table:formula="of:=INDEX([.K12:.N12];MATCH(1;INDEX(([.K12:.N12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4" calcext:value-type="float">
            <text:p>464</text:p>
          </table:table-cell>
          <table:table-cell office:value-type="float" office:value="425" calcext:value-type="float">
            <text:p>42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[.H13]&gt;0;IF([.B13]&gt;[.C13];[.K13]+[.L13];[.M13]+[.N13])/[.H13];0)" office:value-type="float" office:value="1" calcext:value-type="float">
            <text:p>1</text:p>
          </table:table-cell>
          <table:table-cell table:formula="of:=IF([.H13]&gt;0;IF([.B13]&lt;[.C13];[.K13]+[.L13];[.M13]+[.N13])/[.H13];0)" office:value-type="float" office:value="0" calcext:value-type="float">
            <text:p>0</text:p>
          </table:table-cell>
          <table:table-cell table:formula="of:=INDEX([.K13:.N13];MATCH(1;INDEX(([.K13:.N13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4" calcext:value-type="float">
            <text:p>464</text:p>
          </table:table-cell>
          <table:table-cell office:value-type="float" office:value="426" calcext:value-type="float">
            <text:p>426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H14]&gt;0;IF([.B14]&gt;[.C14];[.K14]+[.L14];[.M14]+[.N14])/[.H14];0)" office:value-type="float" office:value="1" calcext:value-type="float">
            <text:p>1</text:p>
          </table:table-cell>
          <table:table-cell table:formula="of:=IF([.H14]&gt;0;IF([.B14]&lt;[.C14];[.K14]+[.L14];[.M14]+[.N14])/[.H14];0)" office:value-type="float" office:value="0" calcext:value-type="float">
            <text:p>0</text:p>
          </table:table-cell>
          <table:table-cell table:formula="of:=INDEX([.K14:.N14];MATCH(1;INDEX(([.K14:.N14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8" calcext:value-type="float">
            <text:p>518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√</text:p>
          </table:table-cell>
          <table:table-cell table:formula="of:=IF([.H15]&gt;0;IF([.B15]&gt;[.C15];[.K15]+[.L15];[.M15]+[.N15])/[.H15];0)" office:value-type="float" office:value="1" calcext:value-type="float">
            <text:p>1</text:p>
          </table:table-cell>
          <table:table-cell table:formula="of:=IF([.H15]&gt;0;IF([.B15]&lt;[.C15];[.K15]+[.L15];[.M15]+[.N15])/[.H15];0)" office:value-type="float" office:value="0" calcext:value-type="float">
            <text:p>0</text:p>
          </table:table-cell>
          <table:table-cell table:formula="of:=INDEX([.K15:.N15];MATCH(1;INDEX(([.K15:.N15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7" calcext:value-type="float">
            <text:p>537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√</text:p>
          </table:table-cell>
          <table:table-cell table:formula="of:=IF([.H16]&gt;0;IF([.B16]&gt;[.C16];[.K16]+[.L16];[.M16]+[.N16])/[.H16];0)" office:value-type="float" office:value="1" calcext:value-type="float">
            <text:p>1</text:p>
          </table:table-cell>
          <table:table-cell table:formula="of:=IF([.H16]&gt;0;IF([.B16]&lt;[.C16];[.K16]+[.L16];[.M16]+[.N16])/[.H16];0)" office:value-type="float" office:value="0" calcext:value-type="float">
            <text:p>0</text:p>
          </table:table-cell>
          <table:table-cell table:formula="of:=INDEX([.K16:.N16];MATCH(1;INDEX(([.K16:.N16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4" calcext:value-type="float">
            <text:p>56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√</text:p>
          </table:table-cell>
          <table:table-cell table:formula="of:=IF([.H17]&gt;0;IF([.B17]&gt;[.C17];[.K17]+[.L17];[.M17]+[.N17])/[.H17];0)" office:value-type="float" office:value="1" calcext:value-type="float">
            <text:p>1</text:p>
          </table:table-cell>
          <table:table-cell table:formula="of:=IF([.H17]&gt;0;IF([.B17]&lt;[.C17];[.K17]+[.L17];[.M17]+[.N17])/[.H17];0)" office:value-type="float" office:value="0" calcext:value-type="float">
            <text:p>0</text:p>
          </table:table-cell>
          <table:table-cell table:formula="of:=INDEX([.K17:.N17];MATCH(1;INDEX(([.K17:.N17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4" calcext:value-type="float">
            <text:p>564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18]&gt;0;IF([.B18]&gt;[.C18];[.K18]+[.L18];[.M18]+[.N18])/[.H18];0)" office:value-type="float" office:value="1" calcext:value-type="float">
            <text:p>1</text:p>
          </table:table-cell>
          <table:table-cell table:formula="of:=IF([.H18]&gt;0;IF([.B18]&lt;[.C18];[.K18]+[.L18];[.M18]+[.N18])/[.H18];0)" office:value-type="float" office:value="0" calcext:value-type="float">
            <text:p>0</text:p>
          </table:table-cell>
          <table:table-cell table:formula="of:=INDEX([.K18:.N18];MATCH(1;INDEX(([.K18:.N18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4" calcext:value-type="float">
            <text:p>564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19]&gt;0;IF([.B19]&gt;[.C19];[.K19]+[.L19];[.M19]+[.N19])/[.H19];0)" office:value-type="float" office:value="1" calcext:value-type="float">
            <text:p>1</text:p>
          </table:table-cell>
          <table:table-cell table:formula="of:=IF([.H19]&gt;0;IF([.B19]&lt;[.C19];[.K19]+[.L19];[.M19]+[.N19])/[.H19];0)" office:value-type="float" office:value="0" calcext:value-type="float">
            <text:p>0</text:p>
          </table:table-cell>
          <table:table-cell table:formula="of:=INDEX([.K19:.N19];MATCH(1;INDEX(([.K19:.N19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4" calcext:value-type="float">
            <text:p>56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20]&gt;0;IF([.B20]&gt;[.C20];[.K20]+[.L20];[.M20]+[.N20])/[.H20];0)" office:value-type="float" office:value="1" calcext:value-type="float">
            <text:p>1</text:p>
          </table:table-cell>
          <table:table-cell table:formula="of:=IF([.H20]&gt;0;IF([.B20]&lt;[.C20];[.K20]+[.L20];[.M20]+[.N20])/[.H20];0)" office:value-type="float" office:value="0" calcext:value-type="float">
            <text:p>0</text:p>
          </table:table-cell>
          <table:table-cell table:formula="of:=INDEX([.K20:.N20];MATCH(1;INDEX(([.K20:.N20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4" calcext:value-type="float">
            <text:p>56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21]&gt;0;IF([.B21]&gt;[.C21];[.K21]+[.L21];[.M21]+[.N21])/[.H21];0)" office:value-type="float" office:value="1" calcext:value-type="float">
            <text:p>1</text:p>
          </table:table-cell>
          <table:table-cell table:formula="of:=IF([.H21]&gt;0;IF([.B21]&lt;[.C21];[.K21]+[.L21];[.M21]+[.N21])/[.H21];0)" office:value-type="float" office:value="0" calcext:value-type="float">
            <text:p>0</text:p>
          </table:table-cell>
          <table:table-cell table:formula="of:=INDEX([.K21:.N21];MATCH(1;INDEX(([.K21:.N21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4" calcext:value-type="float">
            <text:p>564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formula="of:=IF([.H22]&gt;0;IF([.B22]&gt;[.C22];[.K22]+[.L22];[.M22]+[.N22])/[.H22];0)" office:value-type="float" office:value="1" calcext:value-type="float">
            <text:p>1</text:p>
          </table:table-cell>
          <table:table-cell table:formula="of:=IF([.H22]&gt;0;IF([.B22]&lt;[.C22];[.K22]+[.L22];[.M22]+[.N22])/[.H22];0)" office:value-type="float" office:value="0" calcext:value-type="float">
            <text:p>0</text:p>
          </table:table-cell>
          <table:table-cell table:formula="of:=INDEX([.K22:.N22];MATCH(1;INDEX(([.K22:.N22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√</text:p>
          </table:table-cell>
          <table:table-cell table:formula="of:=IF([.H23]&gt;0;IF([.B23]&gt;[.C23];[.K23]+[.L23];[.M23]+[.N23])/[.H23];0)" office:value-type="float" office:value="1" calcext:value-type="float">
            <text:p>1</text:p>
          </table:table-cell>
          <table:table-cell table:formula="of:=IF([.H23]&gt;0;IF([.B23]&lt;[.C23];[.K23]+[.L23];[.M23]+[.N23])/[.H23];0)" office:value-type="float" office:value="0" calcext:value-type="float">
            <text:p>0</text:p>
          </table:table-cell>
          <table:table-cell table:formula="of:=INDEX([.K23:.N23];MATCH(1;INDEX(([.K23:.N23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64" calcext:value-type="float">
            <text:p>664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24]&gt;0;IF([.B24]&gt;[.C24];[.K24]+[.L24];[.M24]+[.N24])/[.H24];0)" office:value-type="float" office:value="1" calcext:value-type="float">
            <text:p>1</text:p>
          </table:table-cell>
          <table:table-cell table:formula="of:=IF([.H24]&gt;0;IF([.B24]&lt;[.C24];[.K24]+[.L24];[.M24]+[.N24])/[.H24];0)" office:value-type="float" office:value="0" calcext:value-type="float">
            <text:p>0</text:p>
          </table:table-cell>
          <table:table-cell table:formula="of:=INDEX([.K24:.N24];MATCH(1;INDEX(([.K24:.N24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34" calcext:value-type="float">
            <text:p>73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25]&gt;0;IF([.B25]&gt;[.C25];[.K25]+[.L25];[.M25]+[.N25])/[.H25];0)" office:value-type="float" office:value="1" calcext:value-type="float">
            <text:p>1</text:p>
          </table:table-cell>
          <table:table-cell table:formula="of:=IF([.H25]&gt;0;IF([.B25]&lt;[.C25];[.K25]+[.L25];[.M25]+[.N25])/[.H25];0)" office:value-type="float" office:value="0" calcext:value-type="float">
            <text:p>0</text:p>
          </table:table-cell>
          <table:table-cell table:formula="of:=INDEX([.K25:.N25];MATCH(1;INDEX(([.K25:.N25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34" calcext:value-type="float">
            <text:p>73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26]&gt;0;IF([.B26]&gt;[.C26];[.K26]+[.L26];[.M26]+[.N26])/[.H26];0)" office:value-type="float" office:value="1" calcext:value-type="float">
            <text:p>1</text:p>
          </table:table-cell>
          <table:table-cell table:formula="of:=IF([.H26]&gt;0;IF([.B26]&lt;[.C26];[.K26]+[.L26];[.M26]+[.N26])/[.H26];0)" office:value-type="float" office:value="0" calcext:value-type="float">
            <text:p>0</text:p>
          </table:table-cell>
          <table:table-cell table:formula="of:=INDEX([.K26:.N26];MATCH(1;INDEX(([.K26:.N26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2" calcext:value-type="float">
            <text:p>742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27]&gt;0;IF([.B27]&gt;[.C27];[.K27]+[.L27];[.M27]+[.N27])/[.H27];0)" office:value-type="float" office:value="1" calcext:value-type="float">
            <text:p>1</text:p>
          </table:table-cell>
          <table:table-cell table:formula="of:=IF([.H27]&gt;0;IF([.B27]&lt;[.C27];[.K27]+[.L27];[.M27]+[.N27])/[.H27];0)" office:value-type="float" office:value="0" calcext:value-type="float">
            <text:p>0</text:p>
          </table:table-cell>
          <table:table-cell table:formula="of:=INDEX([.K27:.N27];MATCH(1;INDEX(([.K27:.N27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2" calcext:value-type="float">
            <text:p>742</text:p>
          </table:table-cell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28]&gt;0;IF([.B28]&gt;[.C28];[.K28]+[.L28];[.M28]+[.N28])/[.H28];0)" office:value-type="float" office:value="1" calcext:value-type="float">
            <text:p>1</text:p>
          </table:table-cell>
          <table:table-cell table:formula="of:=IF([.H28]&gt;0;IF([.B28]&lt;[.C28];[.K28]+[.L28];[.M28]+[.N28])/[.H28];0)" office:value-type="float" office:value="0" calcext:value-type="float">
            <text:p>0</text:p>
          </table:table-cell>
          <table:table-cell table:formula="of:=INDEX([.K28:.N28];MATCH(1;INDEX(([.K28:.N28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42" calcext:value-type="float">
            <text:p>742</text:p>
          </table:table-cell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29]&gt;0;IF([.B29]&gt;[.C29];[.K29]+[.L29];[.M29]+[.N29])/[.H29];0)" office:value-type="float" office:value="1" calcext:value-type="float">
            <text:p>1</text:p>
          </table:table-cell>
          <table:table-cell table:formula="of:=IF([.H29]&gt;0;IF([.B29]&lt;[.C29];[.K29]+[.L29];[.M29]+[.N29])/[.H29];0)" office:value-type="float" office:value="0" calcext:value-type="float">
            <text:p>0</text:p>
          </table:table-cell>
          <table:table-cell table:formula="of:=INDEX([.K29:.N29];MATCH(1;INDEX(([.K29:.N29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2" calcext:value-type="float">
            <text:p>742</text:p>
          </table:table-cell>
          <table:table-cell office:value-type="float" office:value="556" calcext:value-type="float">
            <text:p>556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H30]&gt;0;IF([.B30]&gt;[.C30];[.K30]+[.L30];[.M30]+[.N30])/[.H30];0)" office:value-type="float" office:value="1" calcext:value-type="float">
            <text:p>1</text:p>
          </table:table-cell>
          <table:table-cell table:formula="of:=IF([.H30]&gt;0;IF([.B30]&lt;[.C30];[.K30]+[.L30];[.M30]+[.N30])/[.H30];0)" office:value-type="float" office:value="0" calcext:value-type="float">
            <text:p>0</text:p>
          </table:table-cell>
          <table:table-cell table:formula="of:=INDEX([.K30:.N30];MATCH(1;INDEX(([.K30:.N30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2" calcext:value-type="float">
            <text:p>782</text:p>
          </table:table-cell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H31]&gt;0;IF([.B31]&gt;[.C31];[.K31]+[.L31];[.M31]+[.N31])/[.H31];0)" office:value-type="float" office:value="1" calcext:value-type="float">
            <text:p>1</text:p>
          </table:table-cell>
          <table:table-cell table:formula="of:=IF([.H31]&gt;0;IF([.B31]&lt;[.C31];[.K31]+[.L31];[.M31]+[.N31])/[.H31];0)" office:value-type="float" office:value="0" calcext:value-type="float">
            <text:p>0</text:p>
          </table:table-cell>
          <table:table-cell table:formula="of:=INDEX([.K31:.N31];MATCH(1;INDEX(([.K31:.N31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32" calcext:value-type="float">
            <text:p>93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√</text:p>
          </table:table-cell>
          <table:table-cell table:formula="of:=IF([.H32]&gt;0;IF([.B32]&gt;[.C32];[.K32]+[.L32];[.M32]+[.N32])/[.H32];0)" office:value-type="float" office:value="1" calcext:value-type="float">
            <text:p>1</text:p>
          </table:table-cell>
          <table:table-cell table:formula="of:=IF([.H32]&gt;0;IF([.B32]&lt;[.C32];[.K32]+[.L32];[.M32]+[.N32])/[.H32];0)" office:value-type="float" office:value="0" calcext:value-type="float">
            <text:p>0</text:p>
          </table:table-cell>
          <table:table-cell table:formula="of:=INDEX([.K32:.N32];MATCH(1;INDEX(([.K32:.N32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32" calcext:value-type="float">
            <text:p>932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33]&gt;0;IF([.B33]&gt;[.C33];[.K33]+[.L33];[.M33]+[.N33])/[.H33];0)" office:value-type="float" office:value="1" calcext:value-type="float">
            <text:p>1</text:p>
          </table:table-cell>
          <table:table-cell table:formula="of:=IF([.H33]&gt;0;IF([.B33]&lt;[.C33];[.K33]+[.L33];[.M33]+[.N33])/[.H33];0)" office:value-type="float" office:value="0" calcext:value-type="float">
            <text:p>0</text:p>
          </table:table-cell>
          <table:table-cell table:formula="of:=INDEX([.K33:.N33];MATCH(1;INDEX(([.K33:.N33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64" calcext:value-type="float">
            <text:p>964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H34]&gt;0;IF([.B34]&gt;[.C34];[.K34]+[.L34];[.M34]+[.N34])/[.H34];0)" office:value-type="float" office:value="1" calcext:value-type="float">
            <text:p>1</text:p>
          </table:table-cell>
          <table:table-cell table:formula="of:=IF([.H34]&gt;0;IF([.B34]&lt;[.C34];[.K34]+[.L34];[.M34]+[.N34])/[.H34];0)" office:value-type="float" office:value="0" calcext:value-type="float">
            <text:p>0</text:p>
          </table:table-cell>
          <table:table-cell table:formula="of:=INDEX([.K34:.N34];MATCH(1;INDEX(([.K34:.N34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4" calcext:value-type="float">
            <text:p>105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formula="of:=IF([.H35]&gt;0;IF([.B35]&gt;[.C35];[.K35]+[.L35];[.M35]+[.N35])/[.H35];0)" office:value-type="float" office:value="1" calcext:value-type="float">
            <text:p>1</text:p>
          </table:table-cell>
          <table:table-cell table:formula="of:=IF([.H35]&gt;0;IF([.B35]&lt;[.C35];[.K35]+[.L35];[.M35]+[.N35])/[.H35];0)" office:value-type="float" office:value="0" calcext:value-type="float">
            <text:p>0</text:p>
          </table:table-cell>
          <table:table-cell table:formula="of:=INDEX([.K35:.N35];MATCH(1;INDEX(([.K35:.N35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54" calcext:value-type="float">
            <text:p>1054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36]&gt;0;IF([.B36]&gt;[.C36];[.K36]+[.L36];[.M36]+[.N36])/[.H36];0)" office:value-type="float" office:value="1" calcext:value-type="float">
            <text:p>1</text:p>
          </table:table-cell>
          <table:table-cell table:formula="of:=IF([.H36]&gt;0;IF([.B36]&lt;[.C36];[.K36]+[.L36];[.M36]+[.N36])/[.H36];0)" office:value-type="float" office:value="0" calcext:value-type="float">
            <text:p>0</text:p>
          </table:table-cell>
          <table:table-cell table:formula="of:=INDEX([.K36:.N36];MATCH(1;INDEX(([.K36:.N36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24" calcext:value-type="float">
            <text:p>1124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37]&gt;0;IF([.B37]&gt;[.C37];[.K37]+[.L37];[.M37]+[.N37])/[.H37];0)" office:value-type="float" office:value="1" calcext:value-type="float">
            <text:p>1</text:p>
          </table:table-cell>
          <table:table-cell table:formula="of:=IF([.H37]&gt;0;IF([.B37]&lt;[.C37];[.K37]+[.L37];[.M37]+[.N37])/[.H37];0)" office:value-type="float" office:value="0" calcext:value-type="float">
            <text:p>0</text:p>
          </table:table-cell>
          <table:table-cell table:formula="of:=INDEX([.K37:.N37];MATCH(1;INDEX(([.K37:.N37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24" calcext:value-type="float">
            <text:p>112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38]&gt;0;IF([.B38]&gt;[.C38];[.K38]+[.L38];[.M38]+[.N38])/[.H38];0)" office:value-type="float" office:value="1" calcext:value-type="float">
            <text:p>1</text:p>
          </table:table-cell>
          <table:table-cell table:formula="of:=IF([.H38]&gt;0;IF([.B38]&lt;[.C38];[.K38]+[.L38];[.M38]+[.N38])/[.H38];0)" office:value-type="float" office:value="0" calcext:value-type="float">
            <text:p>0</text:p>
          </table:table-cell>
          <table:table-cell table:formula="of:=INDEX([.K38:.N38];MATCH(1;INDEX(([.K38:.N38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64" calcext:value-type="float">
            <text:p>116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formula="of:=IF([.H39]&gt;0;IF([.B39]&gt;[.C39];[.K39]+[.L39];[.M39]+[.N39])/[.H39];0)" office:value-type="float" office:value="1" calcext:value-type="float">
            <text:p>1</text:p>
          </table:table-cell>
          <table:table-cell table:formula="of:=IF([.H39]&gt;0;IF([.B39]&lt;[.C39];[.K39]+[.L39];[.M39]+[.N39])/[.H39];0)" office:value-type="float" office:value="0" calcext:value-type="float">
            <text:p>0</text:p>
          </table:table-cell>
          <table:table-cell table:formula="of:=INDEX([.K39:.N39];MATCH(1;INDEX(([.K39:.N39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64" calcext:value-type="float">
            <text:p>1164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40]&gt;0;IF([.B40]&gt;[.C40];[.K40]+[.L40];[.M40]+[.N40])/[.H40];0)" office:value-type="float" office:value="1" calcext:value-type="float">
            <text:p>1</text:p>
          </table:table-cell>
          <table:table-cell table:formula="of:=IF([.H40]&gt;0;IF([.B40]&lt;[.C40];[.K40]+[.L40];[.M40]+[.N40])/[.H40];0)" office:value-type="float" office:value="0" calcext:value-type="float">
            <text:p>0</text:p>
          </table:table-cell>
          <table:table-cell table:formula="of:=INDEX([.K40:.N40];MATCH(1;INDEX(([.K40:.N40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00" calcext:value-type="float">
            <text:p>1500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41]&gt;0;IF([.B41]&gt;[.C41];[.K41]+[.L41];[.M41]+[.N41])/[.H41];0)" office:value-type="float" office:value="1" calcext:value-type="float">
            <text:p>1</text:p>
          </table:table-cell>
          <table:table-cell table:formula="of:=IF([.H41]&gt;0;IF([.B41]&lt;[.C41];[.K41]+[.L41];[.M41]+[.N41])/[.H41];0)" office:value-type="float" office:value="0" calcext:value-type="float">
            <text:p>0</text:p>
          </table:table-cell>
          <table:table-cell table:formula="of:=INDEX([.K41:.N41];MATCH(1;INDEX(([.K41:.N41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00" calcext:value-type="float">
            <text:p>1500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42]&gt;0;IF([.B42]&gt;[.C42];[.K42]+[.L42];[.M42]+[.N42])/[.H42];0)" office:value-type="float" office:value="1" calcext:value-type="float">
            <text:p>1</text:p>
          </table:table-cell>
          <table:table-cell table:formula="of:=IF([.H42]&gt;0;IF([.B42]&lt;[.C42];[.K42]+[.L42];[.M42]+[.N42])/[.H42];0)" office:value-type="float" office:value="0" calcext:value-type="float">
            <text:p>0</text:p>
          </table:table-cell>
          <table:table-cell table:formula="of:=INDEX([.K42:.N42];MATCH(1;INDEX(([.K42:.N42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82" calcext:value-type="float">
            <text:p>1682</text:p>
          </table:table-cell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H43]&gt;0;IF([.B43]&gt;[.C43];[.K43]+[.L43];[.M43]+[.N43])/[.H43];0)" office:value-type="float" office:value="1" calcext:value-type="float">
            <text:p>1</text:p>
          </table:table-cell>
          <table:table-cell table:formula="of:=IF([.H43]&gt;0;IF([.B43]&lt;[.C43];[.K43]+[.L43];[.M43]+[.N43])/[.H43];0)" office:value-type="float" office:value="0" calcext:value-type="float">
            <text:p>0</text:p>
          </table:table-cell>
          <table:table-cell table:formula="of:=INDEX([.K43:.N43];MATCH(1;INDEX(([.K43:.N43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82" calcext:value-type="float">
            <text:p>2082</text:p>
          </table:table-cell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H44]&gt;0;IF([.B44]&gt;[.C44];[.K44]+[.L44];[.M44]+[.N44])/[.H44];0)" office:value-type="float" office:value="1" calcext:value-type="float">
            <text:p>1</text:p>
          </table:table-cell>
          <table:table-cell table:formula="of:=IF([.H44]&gt;0;IF([.B44]&lt;[.C44];[.K44]+[.L44];[.M44]+[.N44])/[.H44];0)" office:value-type="float" office:value="0" calcext:value-type="float">
            <text:p>0</text:p>
          </table:table-cell>
          <table:table-cell table:formula="of:=INDEX([.K44:.N44];MATCH(1;INDEX(([.K44:.N44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4" calcext:value-type="float">
            <text:p>234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45]&gt;0;IF([.B45]&gt;[.C45];[.K45]+[.L45];[.M45]+[.N45])/[.H45];0)" office:value-type="float" office:value="1" calcext:value-type="float">
            <text:p>1</text:p>
          </table:table-cell>
          <table:table-cell table:formula="of:=IF([.H45]&gt;0;IF([.B45]&lt;[.C45];[.K45]+[.L45];[.M45]+[.N45])/[.H45];0)" office:value-type="float" office:value="1" calcext:value-type="float">
            <text:p>1</text:p>
          </table:table-cell>
          <table:table-cell table:formula="of:=INDEX([.K45:.N45];MATCH(1;INDEX(([.K45:.N45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46]&gt;0;IF([.B46]&gt;[.C46];[.K46]+[.L46];[.M46]+[.N46])/[.H46];0)" office:value-type="float" office:value="1" calcext:value-type="float">
            <text:p>1</text:p>
          </table:table-cell>
          <table:table-cell table:formula="of:=IF([.H46]&gt;0;IF([.B46]&lt;[.C46];[.K46]+[.L46];[.M46]+[.N46])/[.H46];0)" office:value-type="float" office:value="1" calcext:value-type="float">
            <text:p>1</text:p>
          </table:table-cell>
          <table:table-cell table:formula="of:=INDEX([.K46:.N46];MATCH(1;INDEX(([.K46:.N46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1" calcext:value-type="float">
            <text:p>381</text:p>
          </table:table-cell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H47]&gt;0;IF([.B47]&gt;[.C47];[.K47]+[.L47];[.M47]+[.N47])/[.H47];0)" office:value-type="float" office:value="1" calcext:value-type="float">
            <text:p>1</text:p>
          </table:table-cell>
          <table:table-cell table:formula="of:=IF([.H47]&gt;0;IF([.B47]&lt;[.C47];[.K47]+[.L47];[.M47]+[.N47])/[.H47];0)" office:value-type="float" office:value="1" calcext:value-type="float">
            <text:p>1</text:p>
          </table:table-cell>
          <table:table-cell table:formula="of:=INDEX([.K47:.N47];MATCH(1;INDEX(([.K47:.N47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78" calcext:value-type="float">
            <text:p>678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48]&gt;0;IF([.B48]&gt;[.C48];[.K48]+[.L48];[.M48]+[.N48])/[.H48];0)" office:value-type="float" office:value="1" calcext:value-type="float">
            <text:p>1</text:p>
          </table:table-cell>
          <table:table-cell table:formula="of:=IF([.H48]&gt;0;IF([.B48]&lt;[.C48];[.K48]+[.L48];[.M48]+[.N48])/[.H48];0)" office:value-type="float" office:value="1" calcext:value-type="float">
            <text:p>1</text:p>
          </table:table-cell>
          <table:table-cell table:formula="of:=INDEX([.K48:.N48];MATCH(1;INDEX(([.K48:.N48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91" calcext:value-type="float">
            <text:p>89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49]&gt;0;IF([.B49]&gt;[.C49];[.K49]+[.L49];[.M49]+[.N49])/[.H49];0)" office:value-type="float" office:value="1" calcext:value-type="float">
            <text:p>1</text:p>
          </table:table-cell>
          <table:table-cell table:formula="of:=IF([.H49]&gt;0;IF([.B49]&lt;[.C49];[.K49]+[.L49];[.M49]+[.N49])/[.H49];0)" office:value-type="float" office:value="1" calcext:value-type="float">
            <text:p>1</text:p>
          </table:table-cell>
          <table:table-cell table:formula="of:=INDEX([.K49:.N49];MATCH(1;INDEX(([.K49:.N49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31" calcext:value-type="float">
            <text:p>931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50]&gt;0;IF([.B50]&gt;[.C50];[.K50]+[.L50];[.M50]+[.N50])/[.H50];0)" office:value-type="float" office:value="1" calcext:value-type="float">
            <text:p>1</text:p>
          </table:table-cell>
          <table:table-cell table:formula="of:=IF([.H50]&gt;0;IF([.B50]&lt;[.C50];[.K50]+[.L50];[.M50]+[.N50])/[.H50];0)" office:value-type="float" office:value="1" calcext:value-type="float">
            <text:p>1</text:p>
          </table:table-cell>
          <table:table-cell table:formula="of:=INDEX([.K50:.N50];MATCH(1;INDEX(([.K50:.N50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1" calcext:value-type="float">
            <text:p>93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51]&gt;0;IF([.B51]&gt;[.C51];[.K51]+[.L51];[.M51]+[.N51])/[.H51];0)" office:value-type="float" office:value="1" calcext:value-type="float">
            <text:p>1</text:p>
          </table:table-cell>
          <table:table-cell table:formula="of:=IF([.H51]&gt;0;IF([.B51]&lt;[.C51];[.K51]+[.L51];[.M51]+[.N51])/[.H51];0)" office:value-type="float" office:value="1" calcext:value-type="float">
            <text:p>1</text:p>
          </table:table-cell>
          <table:table-cell table:formula="of:=INDEX([.K51:.N51];MATCH(1;INDEX(([.K51:.N51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49" calcext:value-type="float">
            <text:p>949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formula="of:=IF([.H52]&gt;0;IF([.B52]&gt;[.C52];[.K52]+[.L52];[.M52]+[.N52])/[.H52];0)" office:value-type="float" office:value="1" calcext:value-type="float">
            <text:p>1</text:p>
          </table:table-cell>
          <table:table-cell table:formula="of:=IF([.H52]&gt;0;IF([.B52]&lt;[.C52];[.K52]+[.L52];[.M52]+[.N52])/[.H52];0)" office:value-type="float" office:value="1" calcext:value-type="float">
            <text:p>1</text:p>
          </table:table-cell>
          <table:table-cell table:formula="of:=INDEX([.K52:.N52];MATCH(1;INDEX(([.K52:.N52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81" calcext:value-type="float">
            <text:p>1081</text:p>
          </table:table-cell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53]&gt;0;IF([.B53]&gt;[.C53];[.K53]+[.L53];[.M53]+[.N53])/[.H53];0)" office:value-type="float" office:value="1" calcext:value-type="float">
            <text:p>1</text:p>
          </table:table-cell>
          <table:table-cell table:formula="of:=IF([.H53]&gt;0;IF([.B53]&lt;[.C53];[.K53]+[.L53];[.M53]+[.N53])/[.H53];0)" office:value-type="float" office:value="1" calcext:value-type="float">
            <text:p>1</text:p>
          </table:table-cell>
          <table:table-cell table:formula="of:=INDEX([.K53:.N53];MATCH(1;INDEX(([.K53:.N53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63" calcext:value-type="float">
            <text:p>1563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54]&gt;0;IF([.B54]&gt;[.C54];[.K54]+[.L54];[.M54]+[.N54])/[.H54];0)" office:value-type="float" office:value="1" calcext:value-type="float">
            <text:p>1</text:p>
          </table:table-cell>
          <table:table-cell table:formula="of:=IF([.H54]&gt;0;IF([.B54]&lt;[.C54];[.K54]+[.L54];[.M54]+[.N54])/[.H54];0)" office:value-type="float" office:value="1" calcext:value-type="float">
            <text:p>1</text:p>
          </table:table-cell>
          <table:table-cell table:formula="of:=INDEX([.K54:.N54];MATCH(1;INDEX(([.K54:.N54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55]&gt;0;IF([.B55]&gt;[.C55];[.K55]+[.L55];[.M55]+[.N55])/[.H55];0)" office:value-type="float" office:value="1" calcext:value-type="float">
            <text:p>1</text:p>
          </table:table-cell>
          <table:table-cell table:formula="of:=IF([.H55]&gt;0;IF([.B55]&lt;[.C55];[.K55]+[.L55];[.M55]+[.N55])/[.H55];0)" office:value-type="float" office:value="2" calcext:value-type="float">
            <text:p>2</text:p>
          </table:table-cell>
          <table:table-cell table:formula="of:=INDEX([.K55:.N55];MATCH(1;INDEX(([.K55:.N55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8" calcext:value-type="float">
            <text:p>498</text:p>
          </table:table-cell>
          <table:table-cell office:value-type="float" office:value="426" calcext:value-type="float">
            <text:p>42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H56]&gt;0;IF([.B56]&gt;[.C56];[.K56]+[.L56];[.M56]+[.N56])/[.H56];0)" office:value-type="float" office:value="1" calcext:value-type="float">
            <text:p>1</text:p>
          </table:table-cell>
          <table:table-cell table:formula="of:=IF([.H56]&gt;0;IF([.B56]&lt;[.C56];[.K56]+[.L56];[.M56]+[.N56])/[.H56];0)" office:value-type="float" office:value="2" calcext:value-type="float">
            <text:p>2</text:p>
          </table:table-cell>
          <table:table-cell table:formula="of:=INDEX([.K56:.N56];MATCH(1;INDEX(([.K56:.N56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8" calcext:value-type="float">
            <text:p>598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57]&gt;0;IF([.B57]&gt;[.C57];[.K57]+[.L57];[.M57]+[.N57])/[.H57];0)" office:value-type="float" office:value="1" calcext:value-type="float">
            <text:p>1</text:p>
          </table:table-cell>
          <table:table-cell table:formula="of:=IF([.H57]&gt;0;IF([.B57]&lt;[.C57];[.K57]+[.L57];[.M57]+[.N57])/[.H57];0)" office:value-type="float" office:value="2" calcext:value-type="float">
            <text:p>2</text:p>
          </table:table-cell>
          <table:table-cell table:formula="of:=INDEX([.K57:.N57];MATCH(1;INDEX(([.K57:.N57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8" calcext:value-type="float">
            <text:p>59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58]&gt;0;IF([.B58]&gt;[.C58];[.K58]+[.L58];[.M58]+[.N58])/[.H58];0)" office:value-type="float" office:value="1" calcext:value-type="float">
            <text:p>1</text:p>
          </table:table-cell>
          <table:table-cell table:formula="of:=IF([.H58]&gt;0;IF([.B58]&lt;[.C58];[.K58]+[.L58];[.M58]+[.N58])/[.H58];0)" office:value-type="float" office:value="2" calcext:value-type="float">
            <text:p>2</text:p>
          </table:table-cell>
          <table:table-cell table:formula="of:=INDEX([.K58:.N58];MATCH(1;INDEX(([.K58:.N58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8" calcext:value-type="float">
            <text:p>598</text:p>
          </table:table-cell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59]&gt;0;IF([.B59]&gt;[.C59];[.K59]+[.L59];[.M59]+[.N59])/[.H59];0)" office:value-type="float" office:value="1" calcext:value-type="float">
            <text:p>1</text:p>
          </table:table-cell>
          <table:table-cell table:formula="of:=IF([.H59]&gt;0;IF([.B59]&lt;[.C59];[.K59]+[.L59];[.M59]+[.N59])/[.H59];0)" office:value-type="float" office:value="2" calcext:value-type="float">
            <text:p>2</text:p>
          </table:table-cell>
          <table:table-cell table:formula="of:=INDEX([.K59:.N59];MATCH(1;INDEX(([.K59:.N59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98" calcext:value-type="float">
            <text:p>698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60]&gt;0;IF([.B60]&gt;[.C60];[.K60]+[.L60];[.M60]+[.N60])/[.H60];0)" office:value-type="float" office:value="1" calcext:value-type="float">
            <text:p>1</text:p>
          </table:table-cell>
          <table:table-cell table:formula="of:=IF([.H60]&gt;0;IF([.B60]&lt;[.C60];[.K60]+[.L60];[.M60]+[.N60])/[.H60];0)" office:value-type="float" office:value="2" calcext:value-type="float">
            <text:p>2</text:p>
          </table:table-cell>
          <table:table-cell table:formula="of:=INDEX([.K60:.N60];MATCH(1;INDEX(([.K60:.N60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8" calcext:value-type="float">
            <text:p>76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61]&gt;0;IF([.B61]&gt;[.C61];[.K61]+[.L61];[.M61]+[.N61])/[.H61];0)" office:value-type="float" office:value="1" calcext:value-type="float">
            <text:p>1</text:p>
          </table:table-cell>
          <table:table-cell table:formula="of:=IF([.H61]&gt;0;IF([.B61]&lt;[.C61];[.K61]+[.L61];[.M61]+[.N61])/[.H61];0)" office:value-type="float" office:value="2" calcext:value-type="float">
            <text:p>2</text:p>
          </table:table-cell>
          <table:table-cell table:formula="of:=INDEX([.K61:.N61];MATCH(1;INDEX(([.K61:.N61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98" calcext:value-type="float">
            <text:p>998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62]&gt;0;IF([.B62]&gt;[.C62];[.K62]+[.L62];[.M62]+[.N62])/[.H62];0)" office:value-type="float" office:value="1" calcext:value-type="float">
            <text:p>1</text:p>
          </table:table-cell>
          <table:table-cell table:formula="of:=IF([.H62]&gt;0;IF([.B62]&lt;[.C62];[.K62]+[.L62];[.M62]+[.N62])/[.H62];0)" office:value-type="float" office:value="2" calcext:value-type="float">
            <text:p>2</text:p>
          </table:table-cell>
          <table:table-cell table:formula="of:=INDEX([.K62:.N62];MATCH(1;INDEX(([.K62:.N62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88" calcext:value-type="float">
            <text:p>1088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63]&gt;0;IF([.B63]&gt;[.C63];[.K63]+[.L63];[.M63]+[.N63])/[.H63];0)" office:value-type="float" office:value="1" calcext:value-type="float">
            <text:p>1</text:p>
          </table:table-cell>
          <table:table-cell table:formula="of:=IF([.H63]&gt;0;IF([.B63]&lt;[.C63];[.K63]+[.L63];[.M63]+[.N63])/[.H63];0)" office:value-type="float" office:value="2" calcext:value-type="float">
            <text:p>2</text:p>
          </table:table-cell>
          <table:table-cell table:formula="of:=INDEX([.K63:.N63];MATCH(1;INDEX(([.K63:.N63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58" calcext:value-type="float">
            <text:p>115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64]&gt;0;IF([.B64]&gt;[.C64];[.K64]+[.L64];[.M64]+[.N64])/[.H64];0)" office:value-type="float" office:value="1" calcext:value-type="float">
            <text:p>1</text:p>
          </table:table-cell>
          <table:table-cell table:formula="of:=IF([.H64]&gt;0;IF([.B64]&lt;[.C64];[.K64]+[.L64];[.M64]+[.N64])/[.H64];0)" office:value-type="float" office:value="2" calcext:value-type="float">
            <text:p>2</text:p>
          </table:table-cell>
          <table:table-cell table:formula="of:=INDEX([.K64:.N64];MATCH(1;INDEX(([.K64:.N64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98" calcext:value-type="float">
            <text:p>1198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65]&gt;0;IF([.B65]&gt;[.C65];[.K65]+[.L65];[.M65]+[.N65])/[.H65];0)" office:value-type="float" office:value="1" calcext:value-type="float">
            <text:p>1</text:p>
          </table:table-cell>
          <table:table-cell table:formula="of:=IF([.H65]&gt;0;IF([.B65]&lt;[.C65];[.K65]+[.L65];[.M65]+[.N65])/[.H65];0)" office:value-type="float" office:value="2" calcext:value-type="float">
            <text:p>2</text:p>
          </table:table-cell>
          <table:table-cell table:formula="of:=INDEX([.K65:.N65];MATCH(1;INDEX(([.K65:.N65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98" calcext:value-type="float">
            <text:p>2098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66]&gt;0;IF([.B66]&gt;[.C66];[.K66]+[.L66];[.M66]+[.N66])/[.H66];0)" office:value-type="float" office:value="1" calcext:value-type="float">
            <text:p>1</text:p>
          </table:table-cell>
          <table:table-cell table:formula="of:=IF([.H66]&gt;0;IF([.B66]&lt;[.C66];[.K66]+[.L66];[.M66]+[.N66])/[.H66];0)" office:value-type="float" office:value="2" calcext:value-type="float">
            <text:p>2</text:p>
          </table:table-cell>
          <table:table-cell table:formula="of:=INDEX([.K66:.N66];MATCH(1;INDEX(([.K66:.N66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98" calcext:value-type="float">
            <text:p>2098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67]&gt;0;IF([.B67]&gt;[.C67];[.K67]+[.L67];[.M67]+[.N67])/[.H67];0)" office:value-type="float" office:value="1" calcext:value-type="float">
            <text:p>1</text:p>
          </table:table-cell>
          <table:table-cell table:formula="of:=IF([.H67]&gt;0;IF([.B67]&lt;[.C67];[.K67]+[.L67];[.M67]+[.N67])/[.H67];0)" office:value-type="float" office:value="2" calcext:value-type="float">
            <text:p>2</text:p>
          </table:table-cell>
          <table:table-cell table:formula="of:=INDEX([.K67:.N67];MATCH(1;INDEX(([.K67:.N67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4" calcext:value-type="float">
            <text:p>264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68]&gt;0;IF([.B68]&gt;[.C68];[.K68]+[.L68];[.M68]+[.N68])/[.H68];0)" office:value-type="float" office:value="2" calcext:value-type="float">
            <text:p>2</text:p>
          </table:table-cell>
          <table:table-cell table:formula="of:=IF([.H68]&gt;0;IF([.B68]&lt;[.C68];[.K68]+[.L68];[.M68]+[.N68])/[.H68];0)" office:value-type="float" office:value="0" calcext:value-type="float">
            <text:p>0</text:p>
          </table:table-cell>
          <table:table-cell table:formula="of:=INDEX([.K68:.N68];MATCH(1;INDEX(([.K68:.N68]&lt;&gt;0);0);0))" office:value-type="float" office:value="0.8" calcext:value-type="float">
            <text:p>0.8</text:p>
          </table:table-cell>
          <table:table-cell table:number-columns-repeated="2"/>
          <table:table-cell table:number-columns-repeated="2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42" calcext:value-type="float">
            <text:p>742</text:p>
          </table:table-cell>
          <table:table-cell office:value-type="float" office:value="558" calcext:value-type="float">
            <text:p>558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H69]&gt;0;IF([.B69]&gt;[.C69];[.K69]+[.L69];[.M69]+[.N69])/[.H69];0)" office:value-type="float" office:value="2" calcext:value-type="float">
            <text:p>2</text:p>
          </table:table-cell>
          <table:table-cell table:formula="of:=IF([.H69]&gt;0;IF([.B69]&lt;[.C69];[.K69]+[.L69];[.M69]+[.N69])/[.H69];0)" office:value-type="float" office:value="0" calcext:value-type="float">
            <text:p>0</text:p>
          </table:table-cell>
          <table:table-cell table:formula="of:=INDEX([.K69:.N69];MATCH(1;INDEX(([.K69:.N69]&lt;&gt;0);0);0))" office:value-type="float" office:value="0.8" calcext:value-type="float">
            <text:p>0.8</text:p>
          </table:table-cell>
          <table:table-cell table:number-columns-repeated="2"/>
          <table:table-cell table:number-columns-repeated="2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1" calcext:value-type="float">
            <text:p>121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70]&gt;0;IF([.B70]&gt;[.C70];[.K70]+[.L70];[.M70]+[.N70])/[.H70];0)" office:value-type="float" office:value="2" calcext:value-type="float">
            <text:p>2</text:p>
          </table:table-cell>
          <table:table-cell table:formula="of:=IF([.H70]&gt;0;IF([.B70]&lt;[.C70];[.K70]+[.L70];[.M70]+[.N70])/[.H70];0)" office:value-type="float" office:value="1" calcext:value-type="float">
            <text:p>1</text:p>
          </table:table-cell>
          <table:table-cell table:formula="of:=INDEX([.K70:.N70];MATCH(1;INDEX(([.K70:.N70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8" calcext:value-type="float">
            <text:p>298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71]&gt;0;IF([.B71]&gt;[.C71];[.K71]+[.L71];[.M71]+[.N71])/[.H71];0)" office:value-type="float" office:value="2" calcext:value-type="float">
            <text:p>2</text:p>
          </table:table-cell>
          <table:table-cell table:formula="of:=IF([.H71]&gt;0;IF([.B71]&lt;[.C71];[.K71]+[.L71];[.M71]+[.N71])/[.H71];0)" office:value-type="float" office:value="1" calcext:value-type="float">
            <text:p>1</text:p>
          </table:table-cell>
          <table:table-cell table:formula="of:=INDEX([.K71:.N71];MATCH(1;INDEX(([.K71:.N71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0" calcext:value-type="float">
            <text:p>440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72]&gt;0;IF([.B72]&gt;[.C72];[.K72]+[.L72];[.M72]+[.N72])/[.H72];0)" office:value-type="float" office:value="2" calcext:value-type="float">
            <text:p>2</text:p>
          </table:table-cell>
          <table:table-cell table:formula="of:=IF([.H72]&gt;0;IF([.B72]&lt;[.C72];[.K72]+[.L72];[.M72]+[.N72])/[.H72];0)" office:value-type="float" office:value="1" calcext:value-type="float">
            <text:p>1</text:p>
          </table:table-cell>
          <table:table-cell table:formula="of:=INDEX([.K72:.N72];MATCH(1;INDEX(([.K72:.N72]&lt;&gt;0);0);0))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9" calcext:value-type="float">
            <text:p>449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73]&gt;0;IF([.B73]&gt;[.C73];[.K73]+[.L73];[.M73]+[.N73])/[.H73];0)" office:value-type="float" office:value="2" calcext:value-type="float">
            <text:p>2</text:p>
          </table:table-cell>
          <table:table-cell table:formula="of:=IF([.H73]&gt;0;IF([.B73]&lt;[.C73];[.K73]+[.L73];[.M73]+[.N73])/[.H73];0)" office:value-type="float" office:value="1" calcext:value-type="float">
            <text:p>1</text:p>
          </table:table-cell>
          <table:table-cell table:formula="of:=INDEX([.K73:.N73];MATCH(1;INDEX(([.K73:.N73]&lt;&gt;0);0);0))" office:value-type="float" office:value="0.8" calcext:value-type="float">
            <text:p>0.8</text:p>
          </table:table-cell>
          <table:table-cell table:number-columns-repeated="2"/>
          <table:table-cell table:number-columns-repeated="3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63" calcext:value-type="float">
            <text:p>863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74]&gt;0;IF([.B74]&gt;[.C74];[.K74]+[.L74];[.M74]+[.N74])/[.H74];0)" office:value-type="float" office:value="2" calcext:value-type="float">
            <text:p>2</text:p>
          </table:table-cell>
          <table:table-cell table:formula="of:=IF([.H74]&gt;0;IF([.B74]&lt;[.C74];[.K74]+[.L74];[.M74]+[.N74])/[.H74];0)" office:value-type="float" office:value="1" calcext:value-type="float">
            <text:p>1</text:p>
          </table:table-cell>
          <table:table-cell table:formula="of:=INDEX([.K74:.N74];MATCH(1;INDEX(([.K74:.N74]&lt;&gt;0);0);0))" office:value-type="float" office:value="0.8" calcext:value-type="float">
            <text:p>0.8</text:p>
          </table:table-cell>
          <table:table-cell table:number-columns-repeated="2"/>
          <table:table-cell table:number-columns-repeated="3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75]&gt;0;IF([.B75]&gt;[.C75];[.K75]+[.L75];[.M75]+[.N75])/[.H75];0)" office:value-type="float" office:value="2" calcext:value-type="float">
            <text:p>2</text:p>
          </table:table-cell>
          <table:table-cell table:formula="of:=IF([.H75]&gt;0;IF([.B75]&lt;[.C75];[.K75]+[.L75];[.M75]+[.N75])/[.H75];0)" office:value-type="float" office:value="2" calcext:value-type="float">
            <text:p>2</text:p>
          </table:table-cell>
          <table:table-cell table:formula="of:=INDEX([.K75:.N75];MATCH(1;INDEX(([.K75:.N75]&lt;&gt;0);0);0))" office:value-type="float" office:value="0.8" calcext:value-type="float">
            <text:p>0.8</text:p>
          </table:table-cell>
          <table:table-cell table:number-columns-repeated="2"/>
          <table:table-cell table:number-columns-repeated="4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8" calcext:value-type="float">
            <text:p>298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76]&gt;0;IF([.B76]&gt;[.C76];[.K76]+[.L76];[.M76]+[.N76])/[.H76];0)" office:value-type="float" office:value="2" calcext:value-type="float">
            <text:p>2</text:p>
          </table:table-cell>
          <table:table-cell table:formula="of:=IF([.H76]&gt;0;IF([.B76]&lt;[.C76];[.K76]+[.L76];[.M76]+[.N76])/[.H76];0)" office:value-type="float" office:value="2" calcext:value-type="float">
            <text:p>2</text:p>
          </table:table-cell>
          <table:table-cell table:formula="of:=INDEX([.K76:.N76];MATCH(1;INDEX(([.K76:.N76]&lt;&gt;0);0);0))" office:value-type="float" office:value="0.8" calcext:value-type="float">
            <text:p>0.8</text:p>
          </table:table-cell>
          <table:table-cell table:number-columns-repeated="2"/>
          <table:table-cell table:number-columns-repeated="4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28" calcext:value-type="float">
            <text:p>4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77]&gt;0;IF([.B77]&gt;[.C77];[.K77]+[.L77];[.M77]+[.N77])/[.H77];0)" office:value-type="float" office:value="2" calcext:value-type="float">
            <text:p>2</text:p>
          </table:table-cell>
          <table:table-cell table:formula="of:=IF([.H77]&gt;0;IF([.B77]&lt;[.C77];[.K77]+[.L77];[.M77]+[.N77])/[.H77];0)" office:value-type="float" office:value="2" calcext:value-type="float">
            <text:p>2</text:p>
          </table:table-cell>
          <table:table-cell table:formula="of:=INDEX([.K77:.N77];MATCH(1;INDEX(([.K77:.N77]&lt;&gt;0);0);0))" office:value-type="float" office:value="0.8" calcext:value-type="float">
            <text:p>0.8</text:p>
          </table:table-cell>
          <table:table-cell table:number-columns-repeated="2"/>
          <table:table-cell table:number-columns-repeated="4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98" calcext:value-type="float">
            <text:p>598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78]&gt;0;IF([.B78]&gt;[.C78];[.K78]+[.L78];[.M78]+[.N78])/[.H78];0)" office:value-type="float" office:value="2" calcext:value-type="float">
            <text:p>2</text:p>
          </table:table-cell>
          <table:table-cell table:formula="of:=IF([.H78]&gt;0;IF([.B78]&lt;[.C78];[.K78]+[.L78];[.M78]+[.N78])/[.H78];0)" office:value-type="float" office:value="2" calcext:value-type="float">
            <text:p>2</text:p>
          </table:table-cell>
          <table:table-cell table:formula="of:=INDEX([.K78:.N78];MATCH(1;INDEX(([.K78:.N78]&lt;&gt;0);0);0))" office:value-type="float" office:value="0.8" calcext:value-type="float">
            <text:p>0.8</text:p>
          </table:table-cell>
          <table:table-cell table:number-columns-repeated="2"/>
          <table:table-cell table:number-columns-repeated="4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48" calcext:value-type="float">
            <text:p>948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79]&gt;0;IF([.B79]&gt;[.C79];[.K79]+[.L79];[.M79]+[.N79])/[.H79];0)" office:value-type="float" office:value="2" calcext:value-type="float">
            <text:p>2</text:p>
          </table:table-cell>
          <table:table-cell table:formula="of:=IF([.H79]&gt;0;IF([.B79]&lt;[.C79];[.K79]+[.L79];[.M79]+[.N79])/[.H79];0)" office:value-type="float" office:value="2" calcext:value-type="float">
            <text:p>2</text:p>
          </table:table-cell>
          <table:table-cell table:formula="of:=INDEX([.K79:.N79];MATCH(1;INDEX(([.K79:.N79]&lt;&gt;0);0);0))" office:value-type="float" office:value="0.8" calcext:value-type="float">
            <text:p>0.8</text:p>
          </table:table-cell>
          <table:table-cell table:number-columns-repeated="2"/>
          <table:table-cell table:number-columns-repeated="4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48" calcext:value-type="float">
            <text:p>948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80]&gt;0;IF([.B80]&gt;[.C80];[.K80]+[.L80];[.M80]+[.N80])/[.H80];0)" office:value-type="float" office:value="2" calcext:value-type="float">
            <text:p>2</text:p>
          </table:table-cell>
          <table:table-cell table:formula="of:=IF([.H80]&gt;0;IF([.B80]&lt;[.C80];[.K80]+[.L80];[.M80]+[.N80])/[.H80];0)" office:value-type="float" office:value="2" calcext:value-type="float">
            <text:p>2</text:p>
          </table:table-cell>
          <table:table-cell table:formula="of:=INDEX([.K80:.N80];MATCH(1;INDEX(([.K80:.N80]&lt;&gt;0);0);0))" office:value-type="float" office:value="0.8" calcext:value-type="float">
            <text:p>0.8</text:p>
          </table:table-cell>
          <table:table-cell table:number-columns-repeated="2"/>
          <table:table-cell table:number-columns-repeated="4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48" calcext:value-type="float">
            <text:p>948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81]&gt;0;IF([.B81]&gt;[.C81];[.K81]+[.L81];[.M81]+[.N81])/[.H81];0)" office:value-type="float" office:value="2" calcext:value-type="float">
            <text:p>2</text:p>
          </table:table-cell>
          <table:table-cell table:formula="of:=IF([.H81]&gt;0;IF([.B81]&lt;[.C81];[.K81]+[.L81];[.M81]+[.N81])/[.H81];0)" office:value-type="float" office:value="2" calcext:value-type="float">
            <text:p>2</text:p>
          </table:table-cell>
          <table:table-cell table:formula="of:=INDEX([.K81:.N81];MATCH(1;INDEX(([.K81:.N81]&lt;&gt;0);0);0))" office:value-type="float" office:value="0.8" calcext:value-type="float">
            <text:p>0.8</text:p>
          </table:table-cell>
          <table:table-cell table:number-columns-repeated="2"/>
          <table:table-cell table:number-columns-repeated="4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6" calcext:value-type="float">
            <text:p>966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82]&gt;0;IF([.B82]&gt;[.C82];[.K82]+[.L82];[.M82]+[.N82])/[.H82];0)" office:value-type="float" office:value="2" calcext:value-type="float">
            <text:p>2</text:p>
          </table:table-cell>
          <table:table-cell table:formula="of:=IF([.H82]&gt;0;IF([.B82]&lt;[.C82];[.K82]+[.L82];[.M82]+[.N82])/[.H82];0)" office:value-type="float" office:value="2" calcext:value-type="float">
            <text:p>2</text:p>
          </table:table-cell>
          <table:table-cell table:formula="of:=INDEX([.K82:.N82];MATCH(1;INDEX(([.K82:.N82]&lt;&gt;0);0);0))" office:value-type="float" office:value="0.8" calcext:value-type="float">
            <text:p>0.8</text:p>
          </table:table-cell>
          <table:table-cell table:number-columns-repeated="2"/>
          <table:table-cell table:number-columns-repeated="4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70" calcext:value-type="float">
            <text:p>117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83]&gt;0;IF([.B83]&gt;[.C83];[.K83]+[.L83];[.M83]+[.N83])/[.H83];0)" office:value-type="float" office:value="2" calcext:value-type="float">
            <text:p>2</text:p>
          </table:table-cell>
          <table:table-cell table:formula="of:=IF([.H83]&gt;0;IF([.B83]&lt;[.C83];[.K83]+[.L83];[.M83]+[.N83])/[.H83];0)" office:value-type="float" office:value="2" calcext:value-type="float">
            <text:p>2</text:p>
          </table:table-cell>
          <table:table-cell table:formula="of:=INDEX([.K83:.N83];MATCH(1;INDEX(([.K83:.N83]&lt;&gt;0);0);0))" office:value-type="float" office:value="0.8" calcext:value-type="float">
            <text:p>0.8</text:p>
          </table:table-cell>
          <table:table-cell table:number-columns-repeated="2"/>
          <table:table-cell table:number-columns-repeated="4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30" calcext:value-type="float">
            <text:p>173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84]&gt;0;IF([.B84]&gt;[.C84];[.K84]+[.L84];[.M84]+[.N84])/[.H84];0)" office:value-type="float" office:value="2" calcext:value-type="float">
            <text:p>2</text:p>
          </table:table-cell>
          <table:table-cell table:formula="of:=IF([.H84]&gt;0;IF([.B84]&lt;[.C84];[.K84]+[.L84];[.M84]+[.N84])/[.H84];0)" office:value-type="float" office:value="2" calcext:value-type="float">
            <text:p>2</text:p>
          </table:table-cell>
          <table:table-cell table:formula="of:=INDEX([.K84:.N84];MATCH(1;INDEX(([.K84:.N84]&lt;&gt;0);0);0))" office:value-type="float" office:value="0.8" calcext:value-type="float">
            <text:p>0.8</text:p>
          </table:table-cell>
          <table:table-cell table:number-columns-repeated="2"/>
          <table:table-cell table:number-columns-repeated="4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85]&gt;0;IF([.B85]&gt;[.C85];[.K85]+[.L85];[.M85]+[.N85])/[.H85];0)" office:value-type="float" office:value="2" calcext:value-type="float">
            <text:p>2</text:p>
          </table:table-cell>
          <table:table-cell table:formula="of:=IF([.H85]&gt;0;IF([.B85]&lt;[.C85];[.K85]+[.L85];[.M85]+[.N85])/[.H85];0)" office:value-type="float" office:value="2" calcext:value-type="float">
            <text:p>2</text:p>
          </table:table-cell>
          <table:table-cell table:formula="of:=INDEX([.K85:.N85];MATCH(1;INDEX(([.K85:.N85]&lt;&gt;0);0);0))" office:value-type="float" office:value="0.8" calcext:value-type="float">
            <text:p>0.8</text:p>
          </table:table-cell>
          <table:table-cell table:number-columns-repeated="2"/>
          <table:table-cell table:number-columns-repeated="4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86]&gt;0;IF([.B86]&gt;[.C86];[.K86]+[.L86];[.M86]+[.N86])/[.H86];0)" office:value-type="float" office:value="2" calcext:value-type="float">
            <text:p>2</text:p>
          </table:table-cell>
          <table:table-cell table:formula="of:=IF([.H86]&gt;0;IF([.B86]&lt;[.C86];[.K86]+[.L86];[.M86]+[.N86])/[.H86];0)" office:value-type="float" office:value="2" calcext:value-type="float">
            <text:p>2</text:p>
          </table:table-cell>
          <table:table-cell table:formula="of:=INDEX([.K86:.N86];MATCH(1;INDEX(([.K86:.N86]&lt;&gt;0);0);0))" office:value-type="float" office:value="0.8" calcext:value-type="float">
            <text:p>0.8</text:p>
          </table:table-cell>
          <table:table-cell table:number-columns-repeated="2"/>
          <table:table-cell table:number-columns-repeated="4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87]&gt;0;IF([.B87]&gt;[.C87];[.K87]+[.L87];[.M87]+[.N87])/[.H87];0)" office:value-type="float" office:value="1" calcext:value-type="float">
            <text:p>1</text:p>
          </table:table-cell>
          <table:table-cell table:formula="of:=IF([.H87]&gt;0;IF([.B87]&lt;[.C87];[.K87]+[.L87];[.M87]+[.N87])/[.H87];0)" office:value-type="float" office:value="2" calcext:value-type="float">
            <text:p>2</text:p>
          </table:table-cell>
          <table:table-cell table:formula="of:=INDEX([.K87:.N87];MATCH(1;INDEX(([.K87:.N87]&lt;&gt;0);0);0))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51" calcext:value-type="float">
            <text:p>751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88]&gt;0;IF([.B88]&gt;[.C88];[.K88]+[.L88];[.M88]+[.N88])/[.H88];0)" office:value-type="float" office:value="1" calcext:value-type="float">
            <text:p>1</text:p>
          </table:table-cell>
          <table:table-cell table:formula="of:=IF([.H88]&gt;0;IF([.B88]&lt;[.C88];[.K88]+[.L88];[.M88]+[.N88])/[.H88];0)" office:value-type="float" office:value="2" calcext:value-type="float">
            <text:p>2</text:p>
          </table:table-cell>
          <table:table-cell table:formula="of:=INDEX([.K88:.N88];MATCH(1;INDEX(([.K88:.N88]&lt;&gt;0);0);0)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89]&gt;0;IF([.B89]&gt;[.C89];[.K89]+[.L89];[.M89]+[.N89])/[.H89];0)" office:value-type="float" office:value="2" calcext:value-type="float">
            <text:p>2</text:p>
          </table:table-cell>
          <table:table-cell table:formula="of:=IF([.H89]&gt;0;IF([.B89]&lt;[.C89];[.K89]+[.L89];[.M89]+[.N89])/[.H89];0)" office:value-type="float" office:value="2" calcext:value-type="float">
            <text:p>2</text:p>
          </table:table-cell>
          <table:table-cell table:formula="of:=INDEX([.K89:.N89];MATCH(1;INDEX(([.K89:.N89]&lt;&gt;0);0);0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3" calcext:value-type="float">
            <text:p>183</text:p>
          </table:table-cell>
          <table:table-cell office:value-type="float" office:value="593" calcext:value-type="float">
            <text:p>593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H90]&gt;0;IF([.B90]&gt;[.C90];[.K90]+[.L90];[.M90]+[.N90])/[.H90];0)" office:value-type="float" office:value="2" calcext:value-type="float">
            <text:p>2</text:p>
          </table:table-cell>
          <table:table-cell table:formula="of:=IF([.H90]&gt;0;IF([.B90]&lt;[.C90];[.K90]+[.L90];[.M90]+[.N90])/[.H90];0)" office:value-type="float" office:value="2" calcext:value-type="float">
            <text:p>2</text:p>
          </table:table-cell>
          <table:table-cell table:formula="of:=INDEX([.K90:.N90];MATCH(1;INDEX(([.K90:.N90]&lt;&gt;0);0);0))"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3" calcext:value-type="float">
            <text:p>193</text:p>
          </table:table-cell>
          <table:table-cell office:value-type="float" office:value="493" calcext:value-type="float">
            <text:p>493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H91]&gt;0;IF([.B91]&gt;[.C91];[.K91]+[.L91];[.M91]+[.N91])/[.H91];0)" office:value-type="float" office:value="2" calcext:value-type="float">
            <text:p>2</text:p>
          </table:table-cell>
          <table:table-cell table:formula="of:=IF([.H91]&gt;0;IF([.B91]&lt;[.C91];[.K91]+[.L91];[.M91]+[.N91])/[.H91];0)" office:value-type="float" office:value="2" calcext:value-type="float">
            <text:p>2</text:p>
          </table:table-cell>
          <table:table-cell table:formula="of:=INDEX([.K91:.N91];MATCH(1;INDEX(([.K91:.N91]&lt;&gt;0);0);0))"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46" calcext:value-type="float">
            <text:p>246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92]&gt;0;IF([.B92]&gt;[.C92];[.K92]+[.L92];[.M92]+[.N92])/[.H92];0)" office:value-type="float" office:value="2" calcext:value-type="float">
            <text:p>2</text:p>
          </table:table-cell>
          <table:table-cell table:formula="of:=IF([.H92]&gt;0;IF([.B92]&lt;[.C92];[.K92]+[.L92];[.M92]+[.N92])/[.H92];0)" office:value-type="float" office:value="2" calcext:value-type="float">
            <text:p>2</text:p>
          </table:table-cell>
          <table:table-cell table:formula="of:=INDEX([.K92:.N92];MATCH(1;INDEX(([.K92:.N92]&lt;&gt;0);0);0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93" calcext:value-type="float">
            <text:p>293</text:p>
          </table:table-cell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93]&gt;0;IF([.B93]&gt;[.C93];[.K93]+[.L93];[.M93]+[.N93])/[.H93];0)" office:value-type="float" office:value="2" calcext:value-type="float">
            <text:p>2</text:p>
          </table:table-cell>
          <table:table-cell table:formula="of:=IF([.H93]&gt;0;IF([.B93]&lt;[.C93];[.K93]+[.L93];[.M93]+[.N93])/[.H93];0)" office:value-type="float" office:value="2" calcext:value-type="float">
            <text:p>2</text:p>
          </table:table-cell>
          <table:table-cell table:formula="of:=INDEX([.K93:.N93];MATCH(1;INDEX(([.K93:.N93]&lt;&gt;0);0);0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40" calcext:value-type="float">
            <text:p>340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94]&gt;0;IF([.B94]&gt;[.C94];[.K94]+[.L94];[.M94]+[.N94])/[.H94];0)" office:value-type="float" office:value="2" calcext:value-type="float">
            <text:p>2</text:p>
          </table:table-cell>
          <table:table-cell table:formula="of:=IF([.H94]&gt;0;IF([.B94]&lt;[.C94];[.K94]+[.L94];[.M94]+[.N94])/[.H94];0)" office:value-type="float" office:value="2" calcext:value-type="float">
            <text:p>2</text:p>
          </table:table-cell>
          <table:table-cell table:formula="of:=INDEX([.K94:.N94];MATCH(1;INDEX(([.K94:.N94]&lt;&gt;0);0);0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92" calcext:value-type="float">
            <text:p>392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95]&gt;0;IF([.B95]&gt;[.C95];[.K95]+[.L95];[.M95]+[.N95])/[.H95];0)" office:value-type="float" office:value="2" calcext:value-type="float">
            <text:p>2</text:p>
          </table:table-cell>
          <table:table-cell table:formula="of:=IF([.H95]&gt;0;IF([.B95]&lt;[.C95];[.K95]+[.L95];[.M95]+[.N95])/[.H95];0)" office:value-type="float" office:value="2" calcext:value-type="float">
            <text:p>2</text:p>
          </table:table-cell>
          <table:table-cell table:formula="of:=INDEX([.K95:.N95];MATCH(1;INDEX(([.K95:.N95]&lt;&gt;0);0);0))"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93" calcext:value-type="float">
            <text:p>393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H96]&gt;0;IF([.B96]&gt;[.C96];[.K96]+[.L96];[.M96]+[.N96])/[.H96];0)" office:value-type="float" office:value="2" calcext:value-type="float">
            <text:p>2</text:p>
          </table:table-cell>
          <table:table-cell table:formula="of:=IF([.H96]&gt;0;IF([.B96]&lt;[.C96];[.K96]+[.L96];[.M96]+[.N96])/[.H96];0)" office:value-type="float" office:value="2" calcext:value-type="float">
            <text:p>2</text:p>
          </table:table-cell>
          <table:table-cell table:formula="of:=INDEX([.K96:.N96];MATCH(1;INDEX(([.K96:.N96]&lt;&gt;0);0);0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90" calcext:value-type="float">
            <text:p>690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97]&gt;0;IF([.B97]&gt;[.C97];[.K97]+[.L97];[.M97]+[.N97])/[.H97];0)" office:value-type="float" office:value="2" calcext:value-type="float">
            <text:p>2</text:p>
          </table:table-cell>
          <table:table-cell table:formula="of:=IF([.H97]&gt;0;IF([.B97]&lt;[.C97];[.K97]+[.L97];[.M97]+[.N97])/[.H97];0)" office:value-type="float" office:value="2" calcext:value-type="float">
            <text:p>2</text:p>
          </table:table-cell>
          <table:table-cell table:formula="of:=INDEX([.K97:.N97];MATCH(1;INDEX(([.K97:.N97]&lt;&gt;0);0);0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51" calcext:value-type="float">
            <text:p>751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98]&gt;0;IF([.B98]&gt;[.C98];[.K98]+[.L98];[.M98]+[.N98])/[.H98];0)" office:value-type="float" office:value="2" calcext:value-type="float">
            <text:p>2</text:p>
          </table:table-cell>
          <table:table-cell table:formula="of:=IF([.H98]&gt;0;IF([.B98]&lt;[.C98];[.K98]+[.L98];[.M98]+[.N98])/[.H98];0)" office:value-type="float" office:value="2" calcext:value-type="float">
            <text:p>2</text:p>
          </table:table-cell>
          <table:table-cell table:formula="of:=INDEX([.K98:.N98];MATCH(1;INDEX(([.K98:.N98]&lt;&gt;0);0);0))"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51" calcext:value-type="float">
            <text:p>751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99]&gt;0;IF([.B99]&gt;[.C99];[.K99]+[.L99];[.M99]+[.N99])/[.H99];0)" office:value-type="float" office:value="2" calcext:value-type="float">
            <text:p>2</text:p>
          </table:table-cell>
          <table:table-cell table:formula="of:=IF([.H99]&gt;0;IF([.B99]&lt;[.C99];[.K99]+[.L99];[.M99]+[.N99])/[.H99];0)" office:value-type="float" office:value="2" calcext:value-type="float">
            <text:p>2</text:p>
          </table:table-cell>
          <table:table-cell table:formula="of:=INDEX([.K99:.N99];MATCH(1;INDEX(([.K99:.N99]&lt;&gt;0);0);0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51" calcext:value-type="float">
            <text:p>751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100]&gt;0;IF([.B100]&gt;[.C100];[.K100]+[.L100];[.M100]+[.N100])/[.H100];0)" office:value-type="float" office:value="2" calcext:value-type="float">
            <text:p>2</text:p>
          </table:table-cell>
          <table:table-cell table:formula="of:=IF([.H100]&gt;0;IF([.B100]&lt;[.C100];[.K100]+[.L100];[.M100]+[.N100])/[.H100];0)" office:value-type="float" office:value="2" calcext:value-type="float">
            <text:p>2</text:p>
          </table:table-cell>
          <table:table-cell table:formula="of:=INDEX([.K100:.N100];MATCH(1;INDEX(([.K100:.N100]&lt;&gt;0);0);0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1" calcext:value-type="float">
            <text:p>751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101]&gt;0;IF([.B101]&gt;[.C101];[.K101]+[.L101];[.M101]+[.N101])/[.H101];0)" office:value-type="float" office:value="2" calcext:value-type="float">
            <text:p>2</text:p>
          </table:table-cell>
          <table:table-cell table:formula="of:=IF([.H101]&gt;0;IF([.B101]&lt;[.C101];[.K101]+[.L101];[.M101]+[.N101])/[.H101];0)" office:value-type="float" office:value="2" calcext:value-type="float">
            <text:p>2</text:p>
          </table:table-cell>
          <table:table-cell table:formula="of:=INDEX([.K101:.N101];MATCH(1;INDEX(([.K101:.N101]&lt;&gt;0);0);0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51" calcext:value-type="float">
            <text:p>751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102]&gt;0;IF([.B102]&gt;[.C102];[.K102]+[.L102];[.M102]+[.N102])/[.H102];0)" office:value-type="float" office:value="2" calcext:value-type="float">
            <text:p>2</text:p>
          </table:table-cell>
          <table:table-cell table:formula="of:=IF([.H102]&gt;0;IF([.B102]&lt;[.C102];[.K102]+[.L102];[.M102]+[.N102])/[.H102];0)" office:value-type="float" office:value="2" calcext:value-type="float">
            <text:p>2</text:p>
          </table:table-cell>
          <table:table-cell table:formula="of:=INDEX([.K102:.N102];MATCH(1;INDEX(([.K102:.N102]&lt;&gt;0);0);0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51" calcext:value-type="float">
            <text:p>75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103]&gt;0;IF([.B103]&gt;[.C103];[.K103]+[.L103];[.M103]+[.N103])/[.H103];0)" office:value-type="float" office:value="2" calcext:value-type="float">
            <text:p>2</text:p>
          </table:table-cell>
          <table:table-cell table:formula="of:=IF([.H103]&gt;0;IF([.B103]&lt;[.C103];[.K103]+[.L103];[.M103]+[.N103])/[.H103];0)" office:value-type="float" office:value="2" calcext:value-type="float">
            <text:p>2</text:p>
          </table:table-cell>
          <table:table-cell table:formula="of:=INDEX([.K103:.N103];MATCH(1;INDEX(([.K103:.N103]&lt;&gt;0);0);0))"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51" calcext:value-type="float">
            <text:p>75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104]&gt;0;IF([.B104]&gt;[.C104];[.K104]+[.L104];[.M104]+[.N104])/[.H104];0)" office:value-type="float" office:value="2" calcext:value-type="float">
            <text:p>2</text:p>
          </table:table-cell>
          <table:table-cell table:formula="of:=IF([.H104]&gt;0;IF([.B104]&lt;[.C104];[.K104]+[.L104];[.M104]+[.N104])/[.H104];0)" office:value-type="float" office:value="2" calcext:value-type="float">
            <text:p>2</text:p>
          </table:table-cell>
          <table:table-cell table:formula="of:=INDEX([.K104:.N104];MATCH(1;INDEX(([.K104:.N104]&lt;&gt;0);0);0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03" calcext:value-type="float">
            <text:p>90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105]&gt;0;IF([.B105]&gt;[.C105];[.K105]+[.L105];[.M105]+[.N105])/[.H105];0)" office:value-type="float" office:value="2" calcext:value-type="float">
            <text:p>2</text:p>
          </table:table-cell>
          <table:table-cell table:formula="of:=IF([.H105]&gt;0;IF([.B105]&lt;[.C105];[.K105]+[.L105];[.M105]+[.N105])/[.H105];0)" office:value-type="float" office:value="2" calcext:value-type="float">
            <text:p>2</text:p>
          </table:table-cell>
          <table:table-cell table:formula="of:=INDEX([.K105:.N105];MATCH(1;INDEX(([.K105:.N105]&lt;&gt;0);0);0)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43" calcext:value-type="float">
            <text:p>943</text:p>
          </table:table-cell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106]&gt;0;IF([.B106]&gt;[.C106];[.K106]+[.L106];[.M106]+[.N106])/[.H106];0)" office:value-type="float" office:value="2" calcext:value-type="float">
            <text:p>2</text:p>
          </table:table-cell>
          <table:table-cell table:formula="of:=IF([.H106]&gt;0;IF([.B106]&lt;[.C106];[.K106]+[.L106];[.M106]+[.N106])/[.H106];0)" office:value-type="float" office:value="2" calcext:value-type="float">
            <text:p>2</text:p>
          </table:table-cell>
          <table:table-cell table:formula="of:=INDEX([.K106:.N106];MATCH(1;INDEX(([.K106:.N106]&lt;&gt;0);0);0)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43" calcext:value-type="float">
            <text:p>94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107]&gt;0;IF([.B107]&gt;[.C107];[.K107]+[.L107];[.M107]+[.N107])/[.H107];0)" office:value-type="float" office:value="2" calcext:value-type="float">
            <text:p>2</text:p>
          </table:table-cell>
          <table:table-cell table:formula="of:=IF([.H107]&gt;0;IF([.B107]&lt;[.C107];[.K107]+[.L107];[.M107]+[.N107])/[.H107];0)" office:value-type="float" office:value="2" calcext:value-type="float">
            <text:p>2</text:p>
          </table:table-cell>
          <table:table-cell table:formula="of:=INDEX([.K107:.N107];MATCH(1;INDEX(([.K107:.N107]&lt;&gt;0);0);0)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93" calcext:value-type="float">
            <text:p>1093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108]&gt;0;IF([.B108]&gt;[.C108];[.K108]+[.L108];[.M108]+[.N108])/[.H108];0)" office:value-type="float" office:value="2" calcext:value-type="float">
            <text:p>2</text:p>
          </table:table-cell>
          <table:table-cell table:formula="of:=IF([.H108]&gt;0;IF([.B108]&lt;[.C108];[.K108]+[.L108];[.M108]+[.N108])/[.H108];0)" office:value-type="float" office:value="2" calcext:value-type="float">
            <text:p>2</text:p>
          </table:table-cell>
          <table:table-cell table:formula="of:=INDEX([.K108:.N108];MATCH(1;INDEX(([.K108:.N108]&lt;&gt;0);0);0)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91" calcext:value-type="float">
            <text:p>1691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109]&gt;0;IF([.B109]&gt;[.C109];[.K109]+[.L109];[.M109]+[.N109])/[.H109];0)" office:value-type="float" office:value="2" calcext:value-type="float">
            <text:p>2</text:p>
          </table:table-cell>
          <table:table-cell table:formula="of:=IF([.H109]&gt;0;IF([.B109]&lt;[.C109];[.K109]+[.L109];[.M109]+[.N109])/[.H109];0)" office:value-type="float" office:value="2" calcext:value-type="float">
            <text:p>2</text:p>
          </table:table-cell>
          <table:table-cell table:formula="of:=INDEX([.K109:.N109];MATCH(1;INDEX(([.K109:.N109]&lt;&gt;0);0);0)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91" calcext:value-type="float">
            <text:p>2091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H110]&gt;0;IF([.B110]&gt;[.C110];[.K110]+[.L110];[.M110]+[.N110])/[.H110];0)" office:value-type="float" office:value="2" calcext:value-type="float">
            <text:p>2</text:p>
          </table:table-cell>
          <table:table-cell table:formula="of:=IF([.H110]&gt;0;IF([.B110]&lt;[.C110];[.K110]+[.L110];[.M110]+[.N110])/[.H110];0)" office:value-type="float" office:value="2" calcext:value-type="float">
            <text:p>2</text:p>
          </table:table-cell>
          <table:table-cell table:formula="of:=INDEX([.K110:.N110];MATCH(1;INDEX(([.K110:.N110]&lt;&gt;0);0);0)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111]&gt;0;IF([.B111]&gt;[.C111];[.K111]+[.L111];[.M111]+[.N111])/[.H111];0)" office:value-type="float" office:value="0" calcext:value-type="float">
            <text:p>0</text:p>
          </table:table-cell>
          <table:table-cell table:formula="of:=IF([.H111]&gt;0;IF([.B111]&lt;[.C111];[.K111]+[.L111];[.M111]+[.N111])/[.H11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√</text:p>
          </table:table-cell>
          <table:table-cell table:formula="of:=IF([.H112]&gt;0;IF([.B112]&gt;[.C112];[.K112]+[.L112];[.M112]+[.N112])/[.H112];0)" office:value-type="float" office:value="0" calcext:value-type="float">
            <text:p>0</text:p>
          </table:table-cell>
          <table:table-cell table:formula="of:=IF([.H112]&gt;0;IF([.B112]&lt;[.C112];[.K112]+[.L112];[.M112]+[.N112])/[.H11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4" calcext:value-type="float">
            <text:p>26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formula="of:=IF([.H113]&gt;0;IF([.B113]&gt;[.C113];[.K113]+[.L113];[.M113]+[.N113])/[.H113];0)" office:value-type="float" office:value="0" calcext:value-type="float">
            <text:p>0</text:p>
          </table:table-cell>
          <table:table-cell table:formula="of:=IF([.H113]&gt;0;IF([.B113]&lt;[.C113];[.K113]+[.L113];[.M113]+[.N113])/[.H11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√</text:p>
          </table:table-cell>
          <table:table-cell table:formula="of:=IF([.H114]&gt;0;IF([.B114]&gt;[.C114];[.K114]+[.L114];[.M114]+[.N114])/[.H114];0)" office:value-type="float" office:value="0" calcext:value-type="float">
            <text:p>0</text:p>
          </table:table-cell>
          <table:table-cell table:formula="of:=IF([.H114]&gt;0;IF([.B114]&lt;[.C114];[.K114]+[.L114];[.M114]+[.N114])/[.H11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06" calcext:value-type="float">
            <text:p>40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formula="of:=IF([.H115]&gt;0;IF([.B115]&gt;[.C115];[.K115]+[.L115];[.M115]+[.N115])/[.H115];0)" office:value-type="float" office:value="0" calcext:value-type="float">
            <text:p>0</text:p>
          </table:table-cell>
          <table:table-cell table:formula="of:=IF([.H115]&gt;0;IF([.B115]&lt;[.C115];[.K115]+[.L115];[.M115]+[.N115])/[.H11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30" calcext:value-type="float">
            <text:p>430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√</text:p>
          </table:table-cell>
          <table:table-cell table:formula="of:=IF([.H116]&gt;0;IF([.B116]&gt;[.C116];[.K116]+[.L116];[.M116]+[.N116])/[.H116];0)" office:value-type="float" office:value="0" calcext:value-type="float">
            <text:p>0</text:p>
          </table:table-cell>
          <table:table-cell table:formula="of:=IF([.H116]&gt;0;IF([.B116]&lt;[.C116];[.K116]+[.L116];[.M116]+[.N116])/[.H11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64" calcext:value-type="float">
            <text:p>46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√</text:p>
          </table:table-cell>
          <table:table-cell table:formula="of:=IF([.H117]&gt;0;IF([.B117]&gt;[.C117];[.K117]+[.L117];[.M117]+[.N117])/[.H117];0)" office:value-type="float" office:value="0" calcext:value-type="float">
            <text:p>0</text:p>
          </table:table-cell>
          <table:table-cell table:formula="of:=IF([.H117]&gt;0;IF([.B117]&lt;[.C117];[.K117]+[.L117];[.M117]+[.N117])/[.H11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64" calcext:value-type="float">
            <text:p>56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√</text:p>
          </table:table-cell>
          <table:table-cell table:formula="of:=IF([.H118]&gt;0;IF([.B118]&gt;[.C118];[.K118]+[.L118];[.M118]+[.N118])/[.H118];0)" office:value-type="float" office:value="0" calcext:value-type="float">
            <text:p>0</text:p>
          </table:table-cell>
          <table:table-cell table:formula="of:=IF([.H118]&gt;0;IF([.B118]&lt;[.C118];[.K118]+[.L118];[.M118]+[.N118])/[.H11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√</text:p>
          </table:table-cell>
          <table:table-cell table:formula="of:=IF([.H119]&gt;0;IF([.B119]&gt;[.C119];[.K119]+[.L119];[.M119]+[.N119])/[.H119];0)" office:value-type="float" office:value="0" calcext:value-type="float">
            <text:p>0</text:p>
          </table:table-cell>
          <table:table-cell table:formula="of:=IF([.H119]&gt;0;IF([.B119]&lt;[.C119];[.K119]+[.L119];[.M119]+[.N119])/[.H11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00" calcext:value-type="float">
            <text:p>600</text:p>
          </table:table-cell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120]&gt;0;IF([.B120]&gt;[.C120];[.K120]+[.L120];[.M120]+[.N120])/[.H120];0)" office:value-type="float" office:value="0" calcext:value-type="float">
            <text:p>0</text:p>
          </table:table-cell>
          <table:table-cell table:formula="of:=IF([.H120]&gt;0;IF([.B120]&lt;[.C120];[.K120]+[.L120];[.M120]+[.N120])/[.H12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4" calcext:value-type="float">
            <text:p>724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121]&gt;0;IF([.B121]&gt;[.C121];[.K121]+[.L121];[.M121]+[.N121])/[.H121];0)" office:value-type="float" office:value="0" calcext:value-type="float">
            <text:p>0</text:p>
          </table:table-cell>
          <table:table-cell table:formula="of:=IF([.H121]&gt;0;IF([.B121]&lt;[.C121];[.K121]+[.L121];[.M121]+[.N121])/[.H12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24" calcext:value-type="float">
            <text:p>724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122]&gt;0;IF([.B122]&gt;[.C122];[.K122]+[.L122];[.M122]+[.N122])/[.H122];0)" office:value-type="float" office:value="0" calcext:value-type="float">
            <text:p>0</text:p>
          </table:table-cell>
          <table:table-cell table:formula="of:=IF([.H122]&gt;0;IF([.B122]&lt;[.C122];[.K122]+[.L122];[.M122]+[.N122])/[.H12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56" calcext:value-type="float">
            <text:p>75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√</text:p>
          </table:table-cell>
          <table:table-cell table:formula="of:=IF([.H123]&gt;0;IF([.B123]&gt;[.C123];[.K123]+[.L123];[.M123]+[.N123])/[.H123];0)" office:value-type="float" office:value="0" calcext:value-type="float">
            <text:p>0</text:p>
          </table:table-cell>
          <table:table-cell table:formula="of:=IF([.H123]&gt;0;IF([.B123]&lt;[.C123];[.K123]+[.L123];[.M123]+[.N123])/[.H12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46" calcext:value-type="float">
            <text:p>846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H124]&gt;0;IF([.B124]&gt;[.C124];[.K124]+[.L124];[.M124]+[.N124])/[.H124];0)" office:value-type="float" office:value="0" calcext:value-type="float">
            <text:p>0</text:p>
          </table:table-cell>
          <table:table-cell table:formula="of:=IF([.H124]&gt;0;IF([.B124]&lt;[.C124];[.K124]+[.L124];[.M124]+[.N124])/[.H12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54" calcext:value-type="float">
            <text:p>105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formula="of:=IF([.H125]&gt;0;IF([.B125]&gt;[.C125];[.K125]+[.L125];[.M125]+[.N125])/[.H125];0)" office:value-type="float" office:value="0" calcext:value-type="float">
            <text:p>0</text:p>
          </table:table-cell>
          <table:table-cell table:formula="of:=IF([.H125]&gt;0;IF([.B125]&lt;[.C125];[.K125]+[.L125];[.M125]+[.N125])/[.H12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64" calcext:value-type="float">
            <text:p>116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formula="of:=IF([.H126]&gt;0;IF([.B126]&gt;[.C126];[.K126]+[.L126];[.M126]+[.N126])/[.H126];0)" office:value-type="float" office:value="0" calcext:value-type="float">
            <text:p>0</text:p>
          </table:table-cell>
          <table:table-cell table:formula="of:=IF([.H126]&gt;0;IF([.B126]&lt;[.C126];[.K126]+[.L126];[.M126]+[.N126])/[.H12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64" calcext:value-type="float">
            <text:p>1564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127]&gt;0;IF([.B127]&gt;[.C127];[.K127]+[.L127];[.M127]+[.N127])/[.H127];0)" office:value-type="float" office:value="0" calcext:value-type="float">
            <text:p>0</text:p>
          </table:table-cell>
          <table:table-cell table:formula="of:=IF([.H127]&gt;0;IF([.B127]&lt;[.C127];[.K127]+[.L127];[.M127]+[.N127])/[.H127];0)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6:34:53.781352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6:07:31.876120698</meta:creation-date>
    <dc:date>2018-10-23T16:37:41.645960599</dc:date>
    <meta:editing-duration>PT17M12S</meta:editing-duration>
    <meta:editing-cycles>4</meta:editing-cycles>
    <meta:generator>LibreOffice/6.0.6.2$Linux_X86_64 LibreOffice_project/00m0$Build-2</meta:generator>
    <meta:document-statistic meta:table-count="1" meta:cell-count="1204" meta:object-count="0"/>
  </office:meta>
</office:document-meta>
</file>